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style:font-name="Liberation Sans Narrow"/>
    </style:style>
    <style:style style:name="ce2" style:family="table-cell" style:parent-style-name="Default" style:data-style-name="N52">
      <style:text-properties style:font-name="Liberation Sans Narrow"/>
    </style:style>
    <style:style style:name="ce3" style:family="table-cell" style:parent-style-name="Default" style:data-style-name="N41">
      <style:text-properties style:font-name="Liberation Sans Narro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1" table:default-cell-style-name="ce1"/>
        <table:table-column table:style-name="co4" table:default-cell-style-name="ce1"/>
        <table:table-column table:style-name="co3" table:default-cell-style-name="ce2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ading 4 contiguous dongle register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ne_by_one</text:p>
          </table:table-cell>
          <table:table-cell office:value-type="string" calcext:value-type="string">
            <text:p>elapsed</text:p>
          </table:table-cell>
          <table:table-cell/>
          <table:table-cell office:value-type="string" calcext:value-type="string">
            <text:p>bulk_read</text:p>
          </table:table-cell>
          <table:table-cell office:value-type="string" calcext:value-type="string">
            <text:p>elapsed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17:35.149001" calcext:value-type="date">
            <text:p>2022-08-27 23:17:35</text:p>
          </table:table-cell>
          <table:table-cell table:number-columns-repeated="2"/>
          <table:table-cell table:style-name="ce2" office:value-type="date" office:date-value="2022-08-27T23:32:16.749" calcext:value-type="date">
            <text:p>2022-08-27 23:32:17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date" office:date-value="2022-08-27T23:17:45.153" calcext:value-type="date">
            <text:p>2022-08-27 23:17:45</text:p>
          </table:table-cell>
          <table:table-cell table:formula="of:=[.B6]-[.B5]" office:value-type="time" office:time-value="PT00H00M10.003999877S" calcext:value-type="time">
            <text:p>00:00:10</text:p>
          </table:table-cell>
          <table:table-cell/>
          <table:table-cell table:style-name="ce2" office:value-type="date" office:date-value="2022-08-27T23:32:26.76" calcext:value-type="date">
            <text:p>2022-08-27 23:32:27</text:p>
          </table:table-cell>
          <table:table-cell table:style-name="ce3" table:formula="of:=[.E6]-[.E5]" office:value-type="time" office:time-value="PT00H00M10.011000442S" calcext:value-type="time">
            <text:p>00:00:10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17:58.17" calcext:value-type="date">
            <text:p>2022-08-27 23:17:58</text:p>
          </table:table-cell>
          <table:table-cell table:formula="of:=[.B7]-[.B6]" office:value-type="time" office:time-value="PT00H00M13.017000281S" calcext:value-type="time">
            <text:p>00:00:13</text:p>
          </table:table-cell>
          <table:table-cell/>
          <table:table-cell table:style-name="ce2" office:value-type="date" office:date-value="2022-08-27T23:32:37.649" calcext:value-type="date">
            <text:p>2022-08-27 23:32:38</text:p>
          </table:table-cell>
          <table:table-cell table:style-name="ce3" table:formula="of:=[.E7]-[.E6]" office:value-type="time" office:time-value="PT00H00M10.88899998S" calcext:value-type="time">
            <text:p>00:00:11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18:11.198" calcext:value-type="date">
            <text:p>2022-08-27 23:18:11</text:p>
          </table:table-cell>
          <table:table-cell table:formula="of:=[.B8]-[.B7]" office:value-type="time" office:time-value="PT00H00M13.027999643S" calcext:value-type="time">
            <text:p>00:00:13</text:p>
          </table:table-cell>
          <table:table-cell/>
          <table:table-cell table:style-name="ce2" office:value-type="date" office:date-value="2022-08-27T23:32:50.703" calcext:value-type="date">
            <text:p>2022-08-27 23:32:51</text:p>
          </table:table-cell>
          <table:table-cell table:style-name="ce3" table:formula="of:=[.E8]-[.E7]" office:value-type="time" office:time-value="PT00H00M13.053999678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18:24.219" calcext:value-type="date">
            <text:p>2022-08-27 23:18:24</text:p>
          </table:table-cell>
          <table:table-cell table:formula="of:=[.B9]-[.B8]" office:value-type="time" office:time-value="PT00H00M13.021000335S" calcext:value-type="time">
            <text:p>00:00:13</text:p>
          </table:table-cell>
          <table:table-cell/>
          <table:table-cell table:style-name="ce2" office:value-type="date" office:date-value="2022-08-27T23:33:03.78" calcext:value-type="date">
            <text:p>2022-08-27 23:33:04</text:p>
          </table:table-cell>
          <table:table-cell table:style-name="ce3" table:formula="of:=[.E9]-[.E8]" office:value-type="time" office:time-value="PT00H00M13.07699983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18:37.346" calcext:value-type="date">
            <text:p>2022-08-27 23:18:37</text:p>
          </table:table-cell>
          <table:table-cell table:formula="of:=[.B10]-[.B9]" office:value-type="time" office:time-value="PT00H00M13.126999559S" calcext:value-type="time">
            <text:p>00:00:13</text:p>
          </table:table-cell>
          <table:table-cell/>
          <table:table-cell table:style-name="ce2" office:value-type="date" office:date-value="2022-08-27T23:33:16.844" calcext:value-type="date">
            <text:p>2022-08-27 23:33:17</text:p>
          </table:table-cell>
          <table:table-cell table:style-name="ce3" table:formula="of:=[.E10]-[.E9]" office:value-type="time" office:time-value="PT00H00M13.064000756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18:50.371" calcext:value-type="date">
            <text:p>2022-08-27 23:18:50</text:p>
          </table:table-cell>
          <table:table-cell table:formula="of:=[.B11]-[.B10]" office:value-type="time" office:time-value="PT00H00M13.025000389S" calcext:value-type="time">
            <text:p>00:00:13</text:p>
          </table:table-cell>
          <table:table-cell/>
          <table:table-cell table:style-name="ce2" office:value-type="date" office:date-value="2022-08-27T23:33:29.858" calcext:value-type="date">
            <text:p>2022-08-27 23:33:30</text:p>
          </table:table-cell>
          <table:table-cell table:style-name="ce3" table:formula="of:=[.E11]-[.E10]" office:value-type="time" office:time-value="PT00H00M13.013999769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19:03.439" calcext:value-type="date">
            <text:p>2022-08-27 23:19:03</text:p>
          </table:table-cell>
          <table:table-cell table:formula="of:=[.B12]-[.B11]" office:value-type="time" office:time-value="PT00H00M13.067999552S" calcext:value-type="time">
            <text:p>00:00:13</text:p>
          </table:table-cell>
          <table:table-cell/>
          <table:table-cell table:style-name="ce2" office:value-type="date" office:date-value="2022-08-27T23:33:42.887" calcext:value-type="date">
            <text:p>2022-08-27 23:33:43</text:p>
          </table:table-cell>
          <table:table-cell table:style-name="ce3" table:formula="of:=[.E12]-[.E11]" office:value-type="time" office:time-value="PT00H00M13.028999814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19:16.46" calcext:value-type="date">
            <text:p>2022-08-27 23:19:16</text:p>
          </table:table-cell>
          <table:table-cell table:formula="of:=[.B13]-[.B12]" office:value-type="time" office:time-value="PT00H00M13.021000335S" calcext:value-type="time">
            <text:p>00:00:13</text:p>
          </table:table-cell>
          <table:table-cell/>
          <table:table-cell table:style-name="ce2" office:value-type="date" office:date-value="2022-08-27T23:33:56.49" calcext:value-type="date">
            <text:p>2022-08-27 23:33:56</text:p>
          </table:table-cell>
          <table:table-cell table:style-name="ce3" table:formula="of:=[.E13]-[.E12]" office:value-type="time" office:time-value="PT00H00M13.602999668S" calcext:value-type="time">
            <text:p>00:00:14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19:29.632" calcext:value-type="date">
            <text:p>2022-08-27 23:19:30</text:p>
          </table:table-cell>
          <table:table-cell table:formula="of:=[.B14]-[.B13]" office:value-type="time" office:time-value="PT00H00M13.172000321S" calcext:value-type="time">
            <text:p>00:00:13</text:p>
          </table:table-cell>
          <table:table-cell/>
          <table:table-cell table:style-name="ce2" office:value-type="date" office:date-value="2022-08-27T23:34:09.44" calcext:value-type="date">
            <text:p>2022-08-27 23:34:09</text:p>
          </table:table-cell>
          <table:table-cell table:style-name="ce3" table:formula="of:=[.E14]-[.E13]" office:value-type="time" office:time-value="PT00H00M12.950000167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19:42.652" calcext:value-type="date">
            <text:p>2022-08-27 23:19:43</text:p>
          </table:table-cell>
          <table:table-cell table:formula="of:=[.B15]-[.B14]" office:value-type="time" office:time-value="PT00H00M13.019999536S" calcext:value-type="time">
            <text:p>00:00:13</text:p>
          </table:table-cell>
          <table:table-cell/>
          <table:table-cell table:style-name="ce2" office:value-type="date" office:date-value="2022-08-27T23:34:22.535" calcext:value-type="date">
            <text:p>2022-08-27 23:34:23</text:p>
          </table:table-cell>
          <table:table-cell table:style-name="ce3" table:formula="of:=[.E15]-[.E14]" office:value-type="time" office:time-value="PT00H00M13.095000386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19:55.672001" calcext:value-type="date">
            <text:p>2022-08-27 23:19:56</text:p>
          </table:table-cell>
          <table:table-cell table:formula="of:=[.B16]-[.B15]" office:value-type="time" office:time-value="PT00H00M13.020000164S" calcext:value-type="time">
            <text:p>00:00:13</text:p>
          </table:table-cell>
          <table:table-cell/>
          <table:table-cell table:style-name="ce2" office:value-type="date" office:date-value="2022-08-27T23:34:35.55" calcext:value-type="date">
            <text:p>2022-08-27 23:34:36</text:p>
          </table:table-cell>
          <table:table-cell table:style-name="ce3" table:formula="of:=[.E16]-[.E15]" office:value-type="time" office:time-value="PT00H00M13.01499994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0:08.696" calcext:value-type="date">
            <text:p>2022-08-27 23:20:09</text:p>
          </table:table-cell>
          <table:table-cell table:formula="of:=[.B17]-[.B16]" office:value-type="time" office:time-value="PT00H00M13.023999589S" calcext:value-type="time">
            <text:p>00:00:13</text:p>
          </table:table-cell>
          <table:table-cell/>
          <table:table-cell table:style-name="ce2" office:value-type="date" office:date-value="2022-08-27T23:34:48.58" calcext:value-type="date">
            <text:p>2022-08-27 23:34:49</text:p>
          </table:table-cell>
          <table:table-cell table:style-name="ce3" table:formula="of:=[.E17]-[.E16]" office:value-type="time" office:time-value="PT00H00M13.029999984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0:21.825" calcext:value-type="date">
            <text:p>2022-08-27 23:20:22</text:p>
          </table:table-cell>
          <table:table-cell table:formula="of:=[.B18]-[.B17]" office:value-type="time" office:time-value="PT00H00M13.129000529S" calcext:value-type="time">
            <text:p>00:00:13</text:p>
          </table:table-cell>
          <table:table-cell/>
          <table:table-cell table:style-name="ce2" office:value-type="date" office:date-value="2022-08-27T23:35:01.662" calcext:value-type="date">
            <text:p>2022-08-27 23:35:02</text:p>
          </table:table-cell>
          <table:table-cell table:style-name="ce3" table:formula="of:=[.E18]-[.E17]" office:value-type="time" office:time-value="PT00H00M13.082000054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0:34.84" calcext:value-type="date">
            <text:p>2022-08-27 23:20:35</text:p>
          </table:table-cell>
          <table:table-cell table:formula="of:=[.B19]-[.B18]" office:value-type="time" office:time-value="PT00H00M13.01499994S" calcext:value-type="time">
            <text:p>00:00:13</text:p>
          </table:table-cell>
          <table:table-cell/>
          <table:table-cell table:style-name="ce2" office:value-type="date" office:date-value="2022-08-27T23:35:14.726" calcext:value-type="date">
            <text:p>2022-08-27 23:35:15</text:p>
          </table:table-cell>
          <table:table-cell table:style-name="ce3" table:formula="of:=[.E19]-[.E18]" office:value-type="time" office:time-value="PT00H00M13.064000127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0:47.919001" calcext:value-type="date">
            <text:p>2022-08-27 23:20:48</text:p>
          </table:table-cell>
          <table:table-cell table:formula="of:=[.B20]-[.B19]" office:value-type="time" office:time-value="PT00H00M13.079000171S" calcext:value-type="time">
            <text:p>00:00:13</text:p>
          </table:table-cell>
          <table:table-cell/>
          <table:table-cell table:style-name="ce2" office:value-type="date" office:date-value="2022-08-27T23:35:27.827" calcext:value-type="date">
            <text:p>2022-08-27 23:35:28</text:p>
          </table:table-cell>
          <table:table-cell table:style-name="ce3" table:formula="of:=[.E20]-[.E19]" office:value-type="time" office:time-value="PT00H00M13.101000153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1:00.939" calcext:value-type="date">
            <text:p>2022-08-27 23:21:01</text:p>
          </table:table-cell>
          <table:table-cell table:formula="of:=[.B21]-[.B20]" office:value-type="time" office:time-value="PT00H00M13.019999536S" calcext:value-type="time">
            <text:p>00:00:13</text:p>
          </table:table-cell>
          <table:table-cell/>
          <table:table-cell table:style-name="ce2" office:value-type="date" office:date-value="2022-08-27T23:35:40.879" calcext:value-type="date">
            <text:p>2022-08-27 23:35:41</text:p>
          </table:table-cell>
          <table:table-cell table:style-name="ce3" table:formula="of:=[.E21]-[.E20]" office:value-type="time" office:time-value="PT00H00M13.051999966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1:14.006" calcext:value-type="date">
            <text:p>2022-08-27 23:21:14</text:p>
          </table:table-cell>
          <table:table-cell table:formula="of:=[.B22]-[.B21]" office:value-type="time" office:time-value="PT00H00M13.067000639S" calcext:value-type="time">
            <text:p>00:00:13</text:p>
          </table:table-cell>
          <table:table-cell/>
          <table:table-cell table:style-name="ce2" office:value-type="date" office:date-value="2022-08-27T23:35:53.953" calcext:value-type="date">
            <text:p>2022-08-27 23:35:54</text:p>
          </table:table-cell>
          <table:table-cell table:style-name="ce3" table:formula="of:=[.E22]-[.E21]" office:value-type="time" office:time-value="PT00H00M13.073999947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1:27.025" calcext:value-type="date">
            <text:p>2022-08-27 23:21:27</text:p>
          </table:table-cell>
          <table:table-cell table:formula="of:=[.B23]-[.B22]" office:value-type="time" office:time-value="PT00H00M13.018999994S" calcext:value-type="time">
            <text:p>00:00:13</text:p>
          </table:table-cell>
          <table:table-cell/>
          <table:table-cell table:style-name="ce2" office:value-type="date" office:date-value="2022-08-27T23:36:06.970001" calcext:value-type="date">
            <text:p>2022-08-27 23:36:07</text:p>
          </table:table-cell>
          <table:table-cell table:style-name="ce3" table:formula="of:=[.E23]-[.E22]" office:value-type="time" office:time-value="PT00H00M13.016999653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1:40.046" calcext:value-type="date">
            <text:p>2022-08-27 23:21:40</text:p>
          </table:table-cell>
          <table:table-cell table:formula="of:=[.B24]-[.B23]" office:value-type="time" office:time-value="PT00H00M13.020999706S" calcext:value-type="time">
            <text:p>00:00:13</text:p>
          </table:table-cell>
          <table:table-cell/>
          <table:table-cell table:style-name="ce2" office:value-type="date" office:date-value="2022-08-27T23:36:20.048001" calcext:value-type="date">
            <text:p>2022-08-27 23:36:20</text:p>
          </table:table-cell>
          <table:table-cell table:style-name="ce3" table:formula="of:=[.E24]-[.E23]" office:value-type="time" office:time-value="PT00H00M13.078000001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1:53.065" calcext:value-type="date">
            <text:p>2022-08-27 23:21:53</text:p>
          </table:table-cell>
          <table:table-cell table:formula="of:=[.B25]-[.B24]" office:value-type="time" office:time-value="PT00H00M13.018999994S" calcext:value-type="time">
            <text:p>00:00:13</text:p>
          </table:table-cell>
          <table:table-cell/>
          <table:table-cell table:style-name="ce2" office:value-type="date" office:date-value="2022-08-27T23:36:33.062" calcext:value-type="date">
            <text:p>2022-08-27 23:36:33</text:p>
          </table:table-cell>
          <table:table-cell table:style-name="ce3" table:formula="of:=[.E25]-[.E24]" office:value-type="time" office:time-value="PT00H00M13.014000398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2:06.082" calcext:value-type="date">
            <text:p>2022-08-27 23:22:06</text:p>
          </table:table-cell>
          <table:table-cell table:formula="of:=[.B26]-[.B25]" office:value-type="time" office:time-value="PT00H00M13.017000281S" calcext:value-type="time">
            <text:p>00:00:13</text:p>
          </table:table-cell>
          <table:table-cell/>
          <table:table-cell table:style-name="ce2" office:value-type="date" office:date-value="2022-08-27T23:36:46.135" calcext:value-type="date">
            <text:p>2022-08-27 23:36:46</text:p>
          </table:table-cell>
          <table:table-cell table:style-name="ce3" table:formula="of:=[.E26]-[.E25]" office:value-type="time" office:time-value="PT00H00M13.072999148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2:19.1" calcext:value-type="date">
            <text:p>2022-08-27 23:22:19</text:p>
          </table:table-cell>
          <table:table-cell table:formula="of:=[.B27]-[.B26]" office:value-type="time" office:time-value="PT00H00M13.017999195S" calcext:value-type="time">
            <text:p>00:00:13</text:p>
          </table:table-cell>
          <table:table-cell/>
          <table:table-cell table:style-name="ce2" office:value-type="date" office:date-value="2022-08-27T23:36:59.155" calcext:value-type="date">
            <text:p>2022-08-27 23:36:59</text:p>
          </table:table-cell>
          <table:table-cell table:style-name="ce3" table:formula="of:=[.E27]-[.E26]" office:value-type="time" office:time-value="PT00H00M13.020000793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2:32.12" calcext:value-type="date">
            <text:p>2022-08-27 23:22:32</text:p>
          </table:table-cell>
          <table:table-cell table:formula="of:=[.B28]-[.B27]" office:value-type="time" office:time-value="PT00H00M13.020000793S" calcext:value-type="time">
            <text:p>00:00:13</text:p>
          </table:table-cell>
          <table:table-cell/>
          <table:table-cell table:style-name="ce2" office:value-type="date" office:date-value="2022-08-27T23:37:12.17" calcext:value-type="date">
            <text:p>2022-08-27 23:37:12</text:p>
          </table:table-cell>
          <table:table-cell table:style-name="ce3" table:formula="of:=[.E28]-[.E27]" office:value-type="time" office:time-value="PT00H00M13.014999311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2:45.14" calcext:value-type="date">
            <text:p>2022-08-27 23:22:45</text:p>
          </table:table-cell>
          <table:table-cell table:formula="of:=[.B29]-[.B28]" office:value-type="time" office:time-value="PT00H00M13.019999536S" calcext:value-type="time">
            <text:p>00:00:13</text:p>
          </table:table-cell>
          <table:table-cell/>
          <table:table-cell table:style-name="ce2" office:value-type="date" office:date-value="2022-08-27T23:37:25.2" calcext:value-type="date">
            <text:p>2022-08-27 23:37:25</text:p>
          </table:table-cell>
          <table:table-cell table:style-name="ce3" table:formula="of:=[.E29]-[.E28]" office:value-type="time" office:time-value="PT00H00M13.029999984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2:58.262" calcext:value-type="date">
            <text:p>2022-08-27 23:22:58</text:p>
          </table:table-cell>
          <table:table-cell table:formula="of:=[.B30]-[.B29]" office:value-type="time" office:time-value="PT00H00M13.121999963S" calcext:value-type="time">
            <text:p>00:00:13</text:p>
          </table:table-cell>
          <table:table-cell/>
          <table:table-cell table:style-name="ce2" office:value-type="date" office:date-value="2022-08-27T23:37:38.21" calcext:value-type="date">
            <text:p>2022-08-27 23:37:38</text:p>
          </table:table-cell>
          <table:table-cell table:style-name="ce3" table:formula="of:=[.E30]-[.E29]" office:value-type="time" office:time-value="PT00H00M13.010000344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3:11.391" calcext:value-type="date">
            <text:p>2022-08-27 23:23:11</text:p>
          </table:table-cell>
          <table:table-cell table:formula="of:=[.B31]-[.B30]" office:value-type="time" office:time-value="PT00H00M13.129000529S" calcext:value-type="time">
            <text:p>00:00:13</text:p>
          </table:table-cell>
          <table:table-cell/>
          <table:table-cell table:style-name="ce2" office:value-type="date" office:date-value="2022-08-27T23:37:51.352" calcext:value-type="date">
            <text:p>2022-08-27 23:37:51</text:p>
          </table:table-cell>
          <table:table-cell table:style-name="ce3" table:formula="of:=[.E31]-[.E30]" office:value-type="time" office:time-value="PT00H00M13.142000232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3:24.412" calcext:value-type="date">
            <text:p>2022-08-27 23:23:24</text:p>
          </table:table-cell>
          <table:table-cell table:formula="of:=[.B32]-[.B31]" office:value-type="time" office:time-value="PT00H00M13.020999706S" calcext:value-type="time">
            <text:p>00:00:13</text:p>
          </table:table-cell>
          <table:table-cell/>
          <table:table-cell table:style-name="ce2" office:value-type="date" office:date-value="2022-08-27T23:38:04.371" calcext:value-type="date">
            <text:p>2022-08-27 23:38:04</text:p>
          </table:table-cell>
          <table:table-cell table:style-name="ce3" table:formula="of:=[.E32]-[.E31]" office:value-type="time" office:time-value="PT00H00M13.018999994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3:37.48" calcext:value-type="date">
            <text:p>2022-08-27 23:23:37</text:p>
          </table:table-cell>
          <table:table-cell table:formula="of:=[.B33]-[.B32]" office:value-type="time" office:time-value="PT00H00M13.067999552S" calcext:value-type="time">
            <text:p>00:00:13</text:p>
          </table:table-cell>
          <table:table-cell/>
          <table:table-cell table:style-name="ce2" office:value-type="date" office:date-value="2022-08-27T23:38:17.441" calcext:value-type="date">
            <text:p>2022-08-27 23:38:17</text:p>
          </table:table-cell>
          <table:table-cell table:style-name="ce3" table:formula="of:=[.E33]-[.E32]" office:value-type="time" office:time-value="PT00H00M13.069999893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3:50.5" calcext:value-type="date">
            <text:p>2022-08-27 23:23:50</text:p>
          </table:table-cell>
          <table:table-cell table:formula="of:=[.B34]-[.B33]" office:value-type="time" office:time-value="PT00H00M13.020000164S" calcext:value-type="time">
            <text:p>00:00:13</text:p>
          </table:table-cell>
          <table:table-cell/>
          <table:table-cell table:style-name="ce2" office:value-type="date" office:date-value="2022-08-27T23:38:30.45" calcext:value-type="date">
            <text:p>2022-08-27 23:38:30</text:p>
          </table:table-cell>
          <table:table-cell table:style-name="ce3" table:formula="of:=[.E34]-[.E33]" office:value-type="time" office:time-value="PT00H00M13.009000174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4:03.580001" calcext:value-type="date">
            <text:p>2022-08-27 23:24:04</text:p>
          </table:table-cell>
          <table:table-cell table:formula="of:=[.B35]-[.B34]" office:value-type="time" office:time-value="PT00H00M13.080000342S" calcext:value-type="time">
            <text:p>00:00:13</text:p>
          </table:table-cell>
          <table:table-cell/>
          <table:table-cell table:style-name="ce2" office:value-type="date" office:date-value="2022-08-27T23:38:43.513" calcext:value-type="date">
            <text:p>2022-08-27 23:38:44</text:p>
          </table:table-cell>
          <table:table-cell table:style-name="ce3" table:formula="of:=[.E35]-[.E34]" office:value-type="time" office:time-value="PT00H00M13.062999956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4:16.604" calcext:value-type="date">
            <text:p>2022-08-27 23:24:17</text:p>
          </table:table-cell>
          <table:table-cell table:formula="of:=[.B36]-[.B35]" office:value-type="time" office:time-value="PT00H00M13.024000218S" calcext:value-type="time">
            <text:p>00:00:13</text:p>
          </table:table-cell>
          <table:table-cell/>
          <table:table-cell table:style-name="ce2" office:value-type="date" office:date-value="2022-08-27T23:38:56.53" calcext:value-type="date">
            <text:p>2022-08-27 23:38:57</text:p>
          </table:table-cell>
          <table:table-cell table:style-name="ce3" table:formula="of:=[.E36]-[.E35]" office:value-type="time" office:time-value="PT00H00M13.016999653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4:29.979" calcext:value-type="date">
            <text:p>2022-08-27 23:24:30</text:p>
          </table:table-cell>
          <table:table-cell table:formula="of:=[.B37]-[.B36]" office:value-type="time" office:time-value="PT00H00M13.374999119S" calcext:value-type="time">
            <text:p>00:00:13</text:p>
          </table:table-cell>
          <table:table-cell/>
          <table:table-cell table:style-name="ce2" office:value-type="date" office:date-value="2022-08-27T23:39:09.607" calcext:value-type="date">
            <text:p>2022-08-27 23:39:10</text:p>
          </table:table-cell>
          <table:table-cell table:style-name="ce3" table:formula="of:=[.E37]-[.E36]" office:value-type="time" office:time-value="PT00H00M13.07699983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4:43.009001" calcext:value-type="date">
            <text:p>2022-08-27 23:24:43</text:p>
          </table:table-cell>
          <table:table-cell table:formula="of:=[.B38]-[.B37]" office:value-type="time" office:time-value="PT00H00M13.030000613S" calcext:value-type="time">
            <text:p>00:00:13</text:p>
          </table:table-cell>
          <table:table-cell/>
          <table:table-cell table:style-name="ce2" office:value-type="date" office:date-value="2022-08-27T23:39:22.629372" calcext:value-type="date">
            <text:p>2022-08-27 23:39:23</text:p>
          </table:table-cell>
          <table:table-cell table:style-name="ce3" table:formula="of:=[.E38]-[.E37]" office:value-type="time" office:time-value="PT00H00M13.022372033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4:56.071001" calcext:value-type="date">
            <text:p>2022-08-27 23:24:56</text:p>
          </table:table-cell>
          <table:table-cell table:formula="of:=[.B39]-[.B38]" office:value-type="time" office:time-value="PT00H00M13.061999786S" calcext:value-type="time">
            <text:p>00:00:13</text:p>
          </table:table-cell>
          <table:table-cell/>
          <table:table-cell table:style-name="ce2" office:value-type="date" office:date-value="2022-08-27T23:39:35.696894" calcext:value-type="date">
            <text:p>2022-08-27 23:39:36</text:p>
          </table:table-cell>
          <table:table-cell table:style-name="ce3" table:formula="of:=[.E39]-[.E38]" office:value-type="time" office:time-value="PT00H00M13.067521155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5:09.082" calcext:value-type="date">
            <text:p>2022-08-27 23:25:09</text:p>
          </table:table-cell>
          <table:table-cell table:formula="of:=[.B40]-[.B39]" office:value-type="time" office:time-value="PT00H00M13.010999886S" calcext:value-type="time">
            <text:p>00:00:13</text:p>
          </table:table-cell>
          <table:table-cell/>
          <table:table-cell table:style-name="ce2" office:value-type="date" office:date-value="2022-08-27T23:39:48.718" calcext:value-type="date">
            <text:p>2022-08-27 23:39:49</text:p>
          </table:table-cell>
          <table:table-cell table:style-name="ce3" table:formula="of:=[.E40]-[.E39]" office:value-type="time" office:time-value="PT00H00M13.021106576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5:22.108" calcext:value-type="date">
            <text:p>2022-08-27 23:25:22</text:p>
          </table:table-cell>
          <table:table-cell table:formula="of:=[.B41]-[.B40]" office:value-type="time" office:time-value="PT00H00M13.026000559S" calcext:value-type="time">
            <text:p>00:00:13</text:p>
          </table:table-cell>
          <table:table-cell/>
          <table:table-cell table:style-name="ce2" office:value-type="date" office:date-value="2022-08-27T23:40:01.802" calcext:value-type="date">
            <text:p>2022-08-27 23:40:02</text:p>
          </table:table-cell>
          <table:table-cell table:style-name="ce3" table:formula="of:=[.E41]-[.E40]" office:value-type="time" office:time-value="PT00H00M13.083999767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5:35.164" calcext:value-type="date">
            <text:p>2022-08-27 23:25:35</text:p>
          </table:table-cell>
          <table:table-cell table:formula="of:=[.B42]-[.B41]" office:value-type="time" office:time-value="PT00H00M13.055999391S" calcext:value-type="time">
            <text:p>00:00:13</text:p>
          </table:table-cell>
          <table:table-cell/>
          <table:table-cell table:style-name="ce2" office:value-type="date" office:date-value="2022-08-27T23:40:14.82" calcext:value-type="date">
            <text:p>2022-08-27 23:40:15</text:p>
          </table:table-cell>
          <table:table-cell table:style-name="ce3" table:formula="of:=[.E42]-[.E41]" office:value-type="time" office:time-value="PT00H00M13.017999823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5:48.268" calcext:value-type="date">
            <text:p>2022-08-27 23:25:48</text:p>
          </table:table-cell>
          <table:table-cell table:formula="of:=[.B43]-[.B42]" office:value-type="time" office:time-value="PT00H00M13.104000036S" calcext:value-type="time">
            <text:p>00:00:13</text:p>
          </table:table-cell>
          <table:table-cell/>
          <table:table-cell table:style-name="ce2" office:value-type="date" office:date-value="2022-08-27T23:40:27.927" calcext:value-type="date">
            <text:p>2022-08-27 23:40:28</text:p>
          </table:table-cell>
          <table:table-cell table:style-name="ce3" table:formula="of:=[.E43]-[.E42]" office:value-type="time" office:time-value="PT00H00M13.106999919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6:01.36" calcext:value-type="date">
            <text:p>2022-08-27 23:26:01</text:p>
          </table:table-cell>
          <table:table-cell table:formula="of:=[.B44]-[.B43]" office:value-type="time" office:time-value="PT00H00M13.092000503S" calcext:value-type="time">
            <text:p>00:00:13</text:p>
          </table:table-cell>
          <table:table-cell/>
          <table:table-cell table:style-name="ce2" office:value-type="date" office:date-value="2022-08-27T23:40:40.952" calcext:value-type="date">
            <text:p>2022-08-27 23:40:41</text:p>
          </table:table-cell>
          <table:table-cell table:style-name="ce3" table:formula="of:=[.E44]-[.E43]" office:value-type="time" office:time-value="PT00H00M13.025000389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6:14.46" calcext:value-type="date">
            <text:p>2022-08-27 23:26:14</text:p>
          </table:table-cell>
          <table:table-cell table:formula="of:=[.B45]-[.B44]" office:value-type="time" office:time-value="PT00H00M13.099999353S" calcext:value-type="time">
            <text:p>00:00:13</text:p>
          </table:table-cell>
          <table:table-cell/>
          <table:table-cell table:style-name="ce2" office:value-type="date" office:date-value="2022-08-27T23:40:54.019" calcext:value-type="date">
            <text:p>2022-08-27 23:40:54</text:p>
          </table:table-cell>
          <table:table-cell table:style-name="ce3" table:formula="of:=[.E45]-[.E44]" office:value-type="time" office:time-value="PT00H00M13.06700001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6:27.481" calcext:value-type="date">
            <text:p>2022-08-27 23:26:27</text:p>
          </table:table-cell>
          <table:table-cell table:formula="of:=[.B46]-[.B45]" office:value-type="time" office:time-value="PT00H00M13.021000335S" calcext:value-type="time">
            <text:p>00:00:13</text:p>
          </table:table-cell>
          <table:table-cell/>
          <table:table-cell table:style-name="ce2" office:value-type="date" office:date-value="2022-08-27T23:41:07.047" calcext:value-type="date">
            <text:p>2022-08-27 23:41:07</text:p>
          </table:table-cell>
          <table:table-cell table:style-name="ce3" table:formula="of:=[.E46]-[.E45]" office:value-type="time" office:time-value="PT00H00M13.027999643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6:40.558" calcext:value-type="date">
            <text:p>2022-08-27 23:26:41</text:p>
          </table:table-cell>
          <table:table-cell table:formula="of:=[.B47]-[.B46]" office:value-type="time" office:time-value="PT00H00M13.07699983S" calcext:value-type="time">
            <text:p>00:00:13</text:p>
          </table:table-cell>
          <table:table-cell/>
          <table:table-cell table:style-name="ce2" office:value-type="date" office:date-value="2022-08-27T23:41:20.085" calcext:value-type="date">
            <text:p>2022-08-27 23:41:20</text:p>
          </table:table-cell>
          <table:table-cell table:style-name="ce3" table:formula="of:=[.E47]-[.E46]" office:value-type="time" office:time-value="PT00H00M13.038000092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6:53.657" calcext:value-type="date">
            <text:p>2022-08-27 23:26:54</text:p>
          </table:table-cell>
          <table:table-cell table:formula="of:=[.B48]-[.B47]" office:value-type="time" office:time-value="PT00H00M13.098999811S" calcext:value-type="time">
            <text:p>00:00:13</text:p>
          </table:table-cell>
          <table:table-cell/>
          <table:table-cell table:style-name="ce2" office:value-type="date" office:date-value="2022-08-27T23:41:33.185" calcext:value-type="date">
            <text:p>2022-08-27 23:41:33</text:p>
          </table:table-cell>
          <table:table-cell table:style-name="ce3" table:formula="of:=[.E48]-[.E47]" office:value-type="time" office:time-value="PT00H00M13.100000611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7:06.799" calcext:value-type="date">
            <text:p>2022-08-27 23:27:07</text:p>
          </table:table-cell>
          <table:table-cell table:formula="of:=[.B49]-[.B48]" office:value-type="time" office:time-value="PT00H00M13.142000232S" calcext:value-type="time">
            <text:p>00:00:13</text:p>
          </table:table-cell>
          <table:table-cell/>
          <table:table-cell table:style-name="ce2" office:value-type="date" office:date-value="2022-08-27T23:41:46.207" calcext:value-type="date">
            <text:p>2022-08-27 23:41:46</text:p>
          </table:table-cell>
          <table:table-cell table:style-name="ce3" table:formula="of:=[.E49]-[.E48]" office:value-type="time" office:time-value="PT00H00M13.021999877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7:19.85" calcext:value-type="date">
            <text:p>2022-08-27 23:27:20</text:p>
          </table:table-cell>
          <table:table-cell table:formula="of:=[.B50]-[.B49]" office:value-type="time" office:time-value="PT00H00M13.051000424S" calcext:value-type="time">
            <text:p>00:00:13</text:p>
          </table:table-cell>
          <table:table-cell/>
          <table:table-cell table:style-name="ce2" office:value-type="date" office:date-value="2022-08-27T23:41:59.23" calcext:value-type="date">
            <text:p>2022-08-27 23:41:59</text:p>
          </table:table-cell>
          <table:table-cell table:style-name="ce3" table:formula="of:=[.E50]-[.E49]" office:value-type="time" office:time-value="PT00H00M13.022999419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7:32.959001" calcext:value-type="date">
            <text:p>2022-08-27 23:27:33</text:p>
          </table:table-cell>
          <table:table-cell table:formula="of:=[.B51]-[.B50]" office:value-type="time" office:time-value="PT00H00M13.108999631S" calcext:value-type="time">
            <text:p>00:00:13</text:p>
          </table:table-cell>
          <table:table-cell/>
          <table:table-cell table:style-name="ce2" office:value-type="date" office:date-value="2022-08-27T23:42:12.25" calcext:value-type="date">
            <text:p>2022-08-27 23:42:12</text:p>
          </table:table-cell>
          <table:table-cell table:style-name="ce3" table:formula="of:=[.E51]-[.E50]" office:value-type="time" office:time-value="PT00H00M13.020000793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7:46.054" calcext:value-type="date">
            <text:p>2022-08-27 23:27:46</text:p>
          </table:table-cell>
          <table:table-cell table:formula="of:=[.B52]-[.B51]" office:value-type="time" office:time-value="PT00H00M13.094999758S" calcext:value-type="time">
            <text:p>00:00:13</text:p>
          </table:table-cell>
          <table:table-cell/>
          <table:table-cell table:style-name="ce2" office:value-type="date" office:date-value="2022-08-27T23:42:25.27" calcext:value-type="date">
            <text:p>2022-08-27 23:42:25</text:p>
          </table:table-cell>
          <table:table-cell table:style-name="ce3" table:formula="of:=[.E52]-[.E51]" office:value-type="time" office:time-value="PT00H00M13.019999536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7:59.067001" calcext:value-type="date">
            <text:p>2022-08-27 23:27:59</text:p>
          </table:table-cell>
          <table:table-cell table:formula="of:=[.B53]-[.B52]" office:value-type="time" office:time-value="PT00H00M13.013000228S" calcext:value-type="time">
            <text:p>00:00:13</text:p>
          </table:table-cell>
          <table:table-cell/>
          <table:table-cell table:style-name="ce2" office:value-type="date" office:date-value="2022-08-27T23:42:38.291" calcext:value-type="date">
            <text:p>2022-08-27 23:42:38</text:p>
          </table:table-cell>
          <table:table-cell table:style-name="ce3" table:formula="of:=[.E53]-[.E52]" office:value-type="time" office:time-value="PT00H00M13.021000335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8:12.145001" calcext:value-type="date">
            <text:p>2022-08-27 23:28:12</text:p>
          </table:table-cell>
          <table:table-cell table:formula="of:=[.B54]-[.B53]" office:value-type="time" office:time-value="PT00H00M13.078000001S" calcext:value-type="time">
            <text:p>00:00:13</text:p>
          </table:table-cell>
          <table:table-cell/>
          <table:table-cell table:style-name="ce2" office:value-type="date" office:date-value="2022-08-27T23:42:51.394" calcext:value-type="date">
            <text:p>2022-08-27 23:42:51</text:p>
          </table:table-cell>
          <table:table-cell table:style-name="ce3" table:formula="of:=[.E54]-[.E53]" office:value-type="time" office:time-value="PT00H00M13.102999236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8:25.167" calcext:value-type="date">
            <text:p>2022-08-27 23:28:25</text:p>
          </table:table-cell>
          <table:table-cell table:formula="of:=[.B55]-[.B54]" office:value-type="time" office:time-value="PT00H00M13.022000506S" calcext:value-type="time">
            <text:p>00:00:13</text:p>
          </table:table-cell>
          <table:table-cell/>
          <table:table-cell table:style-name="ce2" office:value-type="date" office:date-value="2022-08-27T23:43:04.414" calcext:value-type="date">
            <text:p>2022-08-27 23:43:04</text:p>
          </table:table-cell>
          <table:table-cell table:style-name="ce3" table:formula="of:=[.E55]-[.E54]" office:value-type="time" office:time-value="PT00H00M13.020000793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8:38.241" calcext:value-type="date">
            <text:p>2022-08-27 23:28:38</text:p>
          </table:table-cell>
          <table:table-cell table:formula="of:=[.B56]-[.B55]" office:value-type="time" office:time-value="PT00H00M13.073999947S" calcext:value-type="time">
            <text:p>00:00:13</text:p>
          </table:table-cell>
          <table:table-cell/>
          <table:table-cell table:style-name="ce2" office:value-type="date" office:date-value="2022-08-27T23:43:17.583" calcext:value-type="date">
            <text:p>2022-08-27 23:43:18</text:p>
          </table:table-cell>
          <table:table-cell table:style-name="ce3" table:formula="of:=[.E56]-[.E55]" office:value-type="time" office:time-value="PT00H00M13.168999809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8:51.34" calcext:value-type="date">
            <text:p>2022-08-27 23:28:51</text:p>
          </table:table-cell>
          <table:table-cell table:formula="of:=[.B57]-[.B56]" office:value-type="time" office:time-value="PT00H00M13.098999811S" calcext:value-type="time">
            <text:p>00:00:13</text:p>
          </table:table-cell>
          <table:table-cell/>
          <table:table-cell table:style-name="ce2" office:value-type="date" office:date-value="2022-08-27T23:43:30.601" calcext:value-type="date">
            <text:p>2022-08-27 23:43:31</text:p>
          </table:table-cell>
          <table:table-cell table:style-name="ce3" table:formula="of:=[.E57]-[.E56]" office:value-type="time" office:time-value="PT00H00M13.017999823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9:04.575001" calcext:value-type="date">
            <text:p>2022-08-27 23:29:05</text:p>
          </table:table-cell>
          <table:table-cell table:formula="of:=[.B58]-[.B57]" office:value-type="time" office:time-value="PT00H00M13.234999753S" calcext:value-type="time">
            <text:p>00:00:13</text:p>
          </table:table-cell>
          <table:table-cell/>
          <table:table-cell table:style-name="ce2" office:value-type="date" office:date-value="2022-08-27T23:43:43.68" calcext:value-type="date">
            <text:p>2022-08-27 23:43:44</text:p>
          </table:table-cell>
          <table:table-cell table:style-name="ce3" table:formula="of:=[.E58]-[.E57]" office:value-type="time" office:time-value="PT00H00M13.079000171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9:17.643001" calcext:value-type="date">
            <text:p>2022-08-27 23:29:18</text:p>
          </table:table-cell>
          <table:table-cell table:formula="of:=[.B59]-[.B58]" office:value-type="time" office:time-value="PT00H00M13.068000181S" calcext:value-type="time">
            <text:p>00:00:13</text:p>
          </table:table-cell>
          <table:table-cell/>
          <table:table-cell table:style-name="ce2" office:value-type="date" office:date-value="2022-08-27T23:43:56.702" calcext:value-type="date">
            <text:p>2022-08-27 23:43:57</text:p>
          </table:table-cell>
          <table:table-cell table:style-name="ce3" table:formula="of:=[.E59]-[.E58]" office:value-type="time" office:time-value="PT00H00M13.021999877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9:30.664" calcext:value-type="date">
            <text:p>2022-08-27 23:29:31</text:p>
          </table:table-cell>
          <table:table-cell table:formula="of:=[.B60]-[.B59]" office:value-type="time" office:time-value="PT00H00M13.020999706S" calcext:value-type="time">
            <text:p>00:00:13</text:p>
          </table:table-cell>
          <table:table-cell/>
          <table:table-cell table:style-name="ce2" office:value-type="date" office:date-value="2022-08-27T23:44:09.78" calcext:value-type="date">
            <text:p>2022-08-27 23:44:10</text:p>
          </table:table-cell>
          <table:table-cell table:style-name="ce3" table:formula="of:=[.E60]-[.E59]" office:value-type="time" office:time-value="PT00H00M13.078000001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9:43.74" calcext:value-type="date">
            <text:p>2022-08-27 23:29:44</text:p>
          </table:table-cell>
          <table:table-cell table:formula="of:=[.B61]-[.B60]" office:value-type="time" office:time-value="PT00H00M13.076000288S" calcext:value-type="time">
            <text:p>00:00:13</text:p>
          </table:table-cell>
          <table:table-cell/>
          <table:table-cell table:style-name="ce2" office:value-type="date" office:date-value="2022-08-27T23:44:22.809" calcext:value-type="date">
            <text:p>2022-08-27 23:44:23</text:p>
          </table:table-cell>
          <table:table-cell table:style-name="ce3" table:formula="of:=[.E61]-[.E60]" office:value-type="time" office:time-value="PT00H00M13.028999814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29:56.755" calcext:value-type="date">
            <text:p>2022-08-27 23:29:57</text:p>
          </table:table-cell>
          <table:table-cell table:formula="of:=[.B62]-[.B61]" office:value-type="time" office:time-value="PT00H00M13.01499994S" calcext:value-type="time">
            <text:p>00:00:13</text:p>
          </table:table-cell>
          <table:table-cell/>
          <table:table-cell table:style-name="ce2" office:value-type="date" office:date-value="2022-08-27T23:44:35.872" calcext:value-type="date">
            <text:p>2022-08-27 23:44:36</text:p>
          </table:table-cell>
          <table:table-cell table:style-name="ce3" table:formula="of:=[.E62]-[.E61]" office:value-type="time" office:time-value="PT00H00M13.062999956S" calcext:value-type="time">
            <text:p>00:00:13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2-08-27T23:30:09.831" calcext:value-type="date">
            <text:p>2022-08-27 23:30:10</text:p>
          </table:table-cell>
          <table:table-cell table:formula="of:=[.B63]-[.B62]" office:value-type="time" office:time-value="PT00H00M13.075999659S" calcext:value-type="time">
            <text:p>00:00:13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/>
          <table:table-cell office:value-type="date" office:date-value="2022-08-27T23:30:22.854" calcext:value-type="date">
            <text:p>2022-08-27 23:30:23</text:p>
          </table:table-cell>
          <table:table-cell table:formula="of:=[.B64]-[.B63]" office:value-type="time" office:time-value="PT00H00M13.023000676S" calcext:value-type="time">
            <text:p>00:00:13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/>
          <table:table-cell office:value-type="date" office:date-value="2022-08-27T23:30:35.929" calcext:value-type="date">
            <text:p>2022-08-27 23:30:36</text:p>
          </table:table-cell>
          <table:table-cell table:formula="of:=[.B65]-[.B64]" office:value-type="time" office:time-value="PT00H00M13.074999489S" calcext:value-type="time">
            <text:p>00:00:13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/>
          <table:table-cell office:value-type="date" office:date-value="2022-08-27T23:30:48.95" calcext:value-type="date">
            <text:p>2022-08-27 23:30:49</text:p>
          </table:table-cell>
          <table:table-cell table:formula="of:=[.B66]-[.B65]" office:value-type="time" office:time-value="PT00H00M13.021000335S" calcext:value-type="time">
            <text:p>00:00:13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/>
          <table:table-cell office:value-type="date" office:date-value="2022-08-27T23:31:02.026" calcext:value-type="date">
            <text:p>2022-08-27 23:31:02</text:p>
          </table:table-cell>
          <table:table-cell table:formula="of:=[.B67]-[.B66]" office:value-type="time" office:time-value="PT00H00M13.075999659S" calcext:value-type="time">
            <text:p>00:00:13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/>
          <table:table-cell office:value-type="date" office:date-value="2022-08-27T23:31:15.049999" calcext:value-type="date">
            <text:p>2022-08-27 23:31:15</text:p>
          </table:table-cell>
          <table:table-cell table:formula="of:=[.B68]-[.B67]" office:value-type="time" office:time-value="PT00H00M13.024000218S" calcext:value-type="time">
            <text:p>00:00:13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/>
          <table:table-cell office:value-type="date" office:date-value="2022-08-27T23:31:28.219001" calcext:value-type="date">
            <text:p>2022-08-27 23:31:28</text:p>
          </table:table-cell>
          <table:table-cell table:formula="of:=[.B69]-[.B68]" office:value-type="time" office:time-value="PT00H00M13.168999809S" calcext:value-type="time">
            <text:p>00:00:13</text:p>
          </table:table-cell>
          <table:table-cell/>
          <table:table-cell table:style-name="ce2"/>
          <table:table-cell table:number-columns-repeated="1019"/>
        </table:table-row>
        <table:table-row table:style-name="ro1" table:number-rows-repeated="36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 style:data-style-name="N2" text:time-value="23:45:10.361918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7T23:37:19.193036231</meta:creation-date>
    <dc:date>2022-08-27T23:45:36.246400173</dc:date>
    <meta:editing-duration>PT7M29S</meta:editing-duration>
    <meta:editing-cycles>2</meta:editing-cycles>
    <meta:generator>LibreOffice/6.0.7.3$Linux_X86_64 LibreOffice_project/00m0$Build-3</meta:generator>
    <meta:document-statistic meta:table-count="1" meta:cell-count="249" meta:object-count="0"/>
  </office:meta>
</office:document-meta>
</file>